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63cm" draw:marker-end="Symmetric_20_Arrow" draw:marker-end-width="0.363cm" draw:fill="none" draw:fill-color="#cccccc" draw:textarea-horizontal-align="center" draw:textarea-vertical-align="middle" fo:padding-top="0.025cm" fo:padding-bottom="0.025cm" fo:padding-left="0.025cm" fo:padding-right="0.025cm"/>
    </style:style>
    <style:style style:name="gr2" style:family="graphic" style:parent-style-name="standard">
      <style:graphic-properties svg:stroke-width="0.05cm" svg:stroke-color="#000000" draw:marker-start-width="0.225cm" draw:marker-end="Linienende_20_12" draw:marker-end-width="0.275cm" draw:fill="none" draw:fill-color="#ffff00" draw:textarea-horizontal-align="center" draw:textarea-vertical-align="middle" fo:padding-top="0.025cm" fo:padding-bottom="0.025cm" fo:padding-left="0.025cm" fo:padding-right="0.025cm"/>
    </style:style>
    <style:style style:name="gr3" style:family="graphic" style:parent-style-name="objectwithoutfill">
      <style:graphic-properties draw:stroke="solid" draw:stroke-dash="Fine_20_Dashed_20__28_var_29_" svg:stroke-width="0.05cm" draw:marker-start-width="0.363cm" draw:marker-end="Symmetric_20_Arrow" draw:marker-end-width="0.363cm" draw:fill="none" draw:fill-color="#cccccc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draw:stroke="dash" draw:stroke-dash="Ultrafine_20_Dashed" svg:stroke-width="0.05cm" svg:stroke-color="#000000" draw:marker-start-width="0.225cm" draw:marker-end="Linienende_20_12" draw:marker-end-width="0.275cm" draw:fill="none" draw:fill-color="#ffff00" draw:textarea-horizontal-align="center" draw:textarea-vertical-align="middle" fo:padding-top="0.025cm" fo:padding-bottom="0.025cm" fo:padding-left="0.025cm" fo:padding-right="0.025cm"/>
    </style:style>
    <style:style style:name="gr5" style:family="graphic" style:parent-style-name="objectwithoutfill">
      <style:graphic-properties draw:stroke="none" svg:stroke-width="0.05cm" draw:marker-start-width="0.363cm" draw:marker-end="Symmetric_20_Arrow" draw:marker-end-width="0.363cm" draw:fill="none" draw:fill-color="#ffffff" draw:textarea-horizontal-align="center" draw:textarea-vertical-align="middle"/>
    </style:style>
    <style:style style:name="P1" style:family="paragraph">
      <style:paragraph-properties fo:margin-left="0cm" fo:margin-right="0cm" fo:line-height="120%" fo:text-align="center" fo:text-indent="0cm"/>
    </style:style>
    <style:style style:name="P2" style:family="paragraph">
      <style:paragraph-properties fo:margin-left="0cm" fo:margin-right="0cm" fo:line-height="120%" fo:text-indent="0cm"/>
    </style:style>
    <style:style style:name="P3" style:family="paragraph">
      <style:paragraph-properties fo:margin-left="0cm" fo:margin-right="0cm" fo:line-height="120%" fo:text-align="center" fo:text-indent="0cm"/>
      <style:text-properties fo:font-family="'Luxi Sans'" style:font-family-generic="swiss" style:font-pitch="variable" fo:font-size="10pt" style:font-size-asian="24pt" style:font-size-complex="24pt"/>
    </style:style>
    <style:style style:name="P4" style:family="paragraph">
      <style:paragraph-properties fo:line-height="120%" fo:text-align="center"/>
      <style:text-properties fo:font-family="'Luxi Sans'" style:font-family-generic="swiss" style:font-pitch="variable" fo:font-size="10pt" style:font-size-asian="24pt" style:font-size-complex="24pt"/>
    </style:style>
    <style:style style:name="P5" style:family="paragraph">
      <style:paragraph-properties fo:margin-left="0cm" fo:margin-right="0cm" fo:line-height="120%" fo:text-indent="0cm"/>
      <style:text-properties fo:font-family="'Luxi Sans'" style:font-family-generic="swiss" style:font-pitch="variable" fo:font-size="10pt" style:font-size-asian="24pt" style:font-size-complex="24pt"/>
    </style:style>
    <style:style style:name="P6" style:family="paragraph">
      <style:paragraph-properties fo:margin-left="0cm" fo:margin-right="0cm" fo:margin-top="0cm" fo:margin-bottom="0cm" fo:line-height="120%" fo:text-align="center" text:enable-numbering="false" fo:text-indent="0cm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20%" fo:text-align="center" text:enable-numbering="false" fo:text-indent="0cm">
        <style:tab-stops/>
      </style:paragraph-properties>
      <style:text-properties fo:font-family="'Luxi Sans'" style:font-family-generic="swiss" style:font-pitch="variable" fo:font-size="10pt" style:font-size-asian="24pt" style:font-size-complex="24pt"/>
    </style:style>
    <style:style style:name="T1" style:family="text">
      <style:text-properties fo:font-family="'Luxi Sans'" style:font-family-generic="swiss" style:font-pitch="variable" fo:font-size="10pt" style:font-size-asian="24pt" style:font-size-complex="24pt"/>
    </style:style>
    <style:style style:name="T2" style:family="text">
      <style:text-properties fo:color="#0000ff" fo:font-family="'Luxi Sans'" style:font-family-generic="swiss" style:font-pitch="variable" fo:font-size="10pt" style:font-size-asian="24pt" style:font-size-complex="24pt"/>
    </style:style>
    <style:style style:name="T3" style:family="text">
      <style:text-properties style:use-window-font-color="true" style:text-outline="false" style:text-line-through-style="none" fo:font-family="'Luxi Sans'" style:font-family-generic="swiss" style:font-pitch="variable" fo:font-size="10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T4" style:family="text">
      <style:text-properties fo:color="#0000ff" style:text-outline="false" style:text-line-through-style="none" fo:font-family="'Luxi Sans'" style:font-family-generic="swiss" style:font-pitch="variable" fo:font-size="10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3" draw:id="id3" draw:layer="layout" svg:width="19cm" svg:height="1.25cm" svg:x="5.385cm" svg:y="24.135cm">
          <draw:glue-point draw:id="4" svg:x="-1.973cm" svg:y="-5cm"/>
          <draw:glue-point draw:id="5" svg:x="3.947cm" svg:y="-5cm"/>
          <draw:glue-point draw:id="6" svg:x="1.184cm" svg:y="-5cm"/>
          <draw:glue-point draw:id="7" svg:x="-4.473cm" svg:y="-5cm"/>
          <draw:glue-point draw:id="8" svg:x="4.342cm" svg:y="-5cm"/>
          <draw:glue-point draw:id="9" svg:x="4.868cm" svg:y="-5cm"/>
          <draw:glue-point draw:id="10" svg:x="0cm" svg:y="-5cm"/>
          <draw:glue-point draw:id="11" svg:x="-4.736cm" svg:y="-5cm"/>
          <draw:glue-point draw:id="12" svg:x="2.105cm" svg:y="-5cm"/>
          <draw:glue-point draw:id="13" svg:x="1.71cm" svg:y="-5cm"/>
          <text:p text:style-name="P1"><text:span text:style-name="T1">Parameters</text:span></text:p>
          <text:p text:style-name="P2"><text:span text:style-name="T2">(NSPEC, NVAR, NFIX, NREACT, NONZERO, ind_*)</text:span></text:p>
        </draw:rect>
        <draw:rect draw:style-name="gr1" draw:text-style-name="P3" draw:id="id1" draw:layer="layout" svg:width="3cm" svg:height="3.5cm" svg:x="9.635cm" svg:y="15.885cm">
          <draw:glue-point draw:id="4" svg:x="4.166cm" svg:y="-5cm"/>
          <text:p text:style-name="P1"><text:span text:style-name="T1">Monitor</text:span></text:p>
          <text:p text:style-name="P1"><text:span text:style-name="T2">(SPC_NAMES,</text:span></text:p>
          <text:p text:style-name="P1"><text:span text:style-name="T2">EQN_TAGS,</text:span></text:p>
          <text:p text:style-name="P1"><text:span text:style-name="T2">EQN_NAMES,</text:span></text:p>
          <text:p text:style-name="P1"><text:span text:style-name="T2">WANTED)</text:span></text:p>
        </draw:rect>
        <draw:rect draw:style-name="gr1" draw:text-style-name="P3" draw:id="id4" draw:layer="layout" svg:width="8cm" svg:height="2.75cm" svg:x="7.135cm" svg:y="20.385cm">
          <draw:glue-point draw:id="4" svg:x="-4.687cm" svg:y="-5cm"/>
          <draw:glue-point draw:id="5" svg:x="0.937cm" svg:y="-5cm"/>
          <draw:glue-point draw:id="6" svg:x="4.687cm" svg:y="-5cm"/>
          <draw:glue-point draw:id="7" svg:x="3.437cm" svg:y="-5cm"/>
          <draw:glue-point draw:id="8" svg:x="0.312cm" svg:y="-5cm"/>
          <draw:glue-point draw:id="9" svg:x="2.5cm" svg:y="-5cm"/>
          <draw:glue-point draw:id="10" svg:x="-2.5cm" svg:y="-5cm"/>
          <text:p text:style-name="P1"><text:span text:style-name="T1">Global</text:span></text:p>
          <text:p text:style-name="P1"><text:span text:style-name="T2">(C, VAR, FIX, RCONST, TIME,</text:span></text:p>
          <text:p text:style-name="P1"><text:span text:style-name="T2"><text:s/></text:span><text:span text:style-name="T2">TEMP, RTOLS, DT, ATOL, RTOL,</text:span></text:p>
          <text:p text:style-name="P1"><text:span text:style-name="T2"><text:s/></text:span><text:span text:style-name="T2">STEPMIN, <text:s/>STEPMAX, </text:span></text:p>
          <text:p text:style-name="P1"><text:span text:style-name="T2">CFACTOR, method)</text:span></text:p>
        </draw:rect>
        <draw:rect draw:style-name="gr1" draw:text-style-name="P3" draw:id="id5" draw:layer="layout" svg:width="3.5cm" svg:height="1.75cm" svg:x="14.385cm" svg:y="17.635cm">
          <draw:glue-point draw:id="4" svg:x="-3.571cm" svg:y="5cm"/>
          <draw:glue-point draw:id="5" svg:x="-3.571cm" svg:y="-5cm"/>
          <draw:glue-point draw:id="6" svg:x="0cm" svg:y="-5cm"/>
          <draw:glue-point draw:id="7" svg:x="2.857cm" svg:y="5cm"/>
          <text:p text:style-name="P1"><text:span text:style-name="T1">Rates</text:span></text:p>
          <text:p text:style-name="P1"><text:span text:style-name="T2">(k_3rd, k_arr,</text:span></text:p>
          <text:p text:style-name="P1"><text:span text:style-name="T2">Update_RCONST)</text:span></text:p>
        </draw:rect>
        <draw:rect draw:style-name="gr1" draw:text-style-name="P3" draw:id="id6" draw:layer="layout" svg:width="2cm" svg:height="1.25cm" svg:x="21.885cm" svg:y="15.885cm">
          <draw:glue-point draw:id="4" svg:x="2.5cm" svg:y="-5cm"/>
          <draw:glue-point draw:id="5" svg:x="-2.5cm" svg:y="-5cm"/>
          <draw:glue-point draw:id="6" svg:x="1.25cm" svg:y="5cm"/>
          <text:p text:style-name="P1"><text:span text:style-name="T1">Function</text:span></text:p>
          <text:p text:style-name="P1"><text:span text:style-name="T2">(Fun, A)</text:span></text:p>
        </draw:rect>
        <draw:rect draw:style-name="gr1" draw:text-style-name="P3" draw:id="id7" draw:layer="layout" svg:width="7.999cm" svg:height="1.25cm" svg:x="15.135cm" svg:y="13.635cm">
          <draw:glue-point draw:id="4" svg:x="4.064cm" svg:y="5cm"/>
          <draw:glue-point draw:id="5" svg:x="0cm" svg:y="5cm"/>
          <draw:glue-point draw:id="6" svg:x="2.814cm" svg:y="5cm"/>
          <draw:glue-point draw:id="7" svg:x="0.313cm" svg:y="5cm"/>
          <draw:glue-point draw:id="8" svg:x="-3.749cm" svg:y="5cm"/>
          <draw:glue-point draw:id="9" svg:x="-4.642cm" svg:y="5cm"/>
          <draw:glue-point draw:id="10" svg:x="-1.248cm" svg:y="5cm"/>
          <text:p text:style-name="P1"><text:span text:style-name="T1">Integrator</text:span></text:p>
          <text:p text:style-name="P1"><text:span text:style-name="T2">(integrate, IERR_NAMES)</text:span></text:p>
        </draw:rect>
        <draw:rect draw:style-name="gr1" draw:text-style-name="P3" draw:id="id8" draw:layer="layout" svg:width="2.5cm" svg:height="1.25cm" svg:x="5.385cm" svg:y="13.635cm">
          <draw:glue-point draw:id="4" svg:x="-3cm" svg:y="5cm"/>
          <draw:glue-point draw:id="5" svg:x="3cm" svg:y="5cm"/>
          <text:p text:style-name="P1"><text:span text:style-name="T1">Initialize</text:span></text:p>
          <text:p text:style-name="P1"><text:span text:style-name="T2">(initialize)</text:span></text:p>
        </draw:rect>
        <draw:connector draw:style-name="gr2" draw:text-style-name="P4" draw:layer="layout" draw:type="curve" svg:x1="12.384cm" svg:y1="15.885cm" svg:x2="12.387cm" svg:y2="12.635cm" draw:start-shape="id1" draw:start-glue-point="4" draw:end-shape="id2" draw:end-glue-point="7">
          <text:p/>
        </draw:connector>
        <draw:connector draw:style-name="gr2" draw:text-style-name="P4" draw:layer="layout" draw:type="curve" svg:x1="11.137cm" svg:y1="24.135cm" svg:x2="11.135cm" svg:y2="23.135cm" draw:start-shape="id3" draw:start-glue-point="4" draw:end-shape="id4" draw:end-glue-point="2">
          <text:p/>
        </draw:connector>
        <draw:connector draw:style-name="gr2" draw:text-style-name="P4" draw:layer="layout" draw:type="curve" svg:x1="24.134cm" svg:y1="24.135cm" svg:x2="24.134cm" svg:y2="12.635cm" draw:start-shape="id3" draw:start-glue-point="9" draw:end-shape="id2" draw:end-glue-point="5">
          <text:p/>
        </draw:connector>
        <draw:connector draw:style-name="gr2" draw:text-style-name="P4" draw:layer="layout" draw:type="curve" svg:x1="14.884cm" svg:y1="20.385cm" svg:x2="14.886cm" svg:y2="19.385cm" draw:start-shape="id4" draw:start-glue-point="6" draw:end-shape="id5" draw:end-glue-point="4">
          <text:p/>
        </draw:connector>
        <draw:connector draw:style-name="gr2" draw:text-style-name="P4" draw:layer="layout" draw:type="curve" svg:x1="17.134cm" svg:y1="24.135cm" svg:x2="17.134cm" svg:y2="19.385cm" draw:start-shape="id3" draw:start-glue-point="6" draw:end-shape="id5" draw:end-glue-point="7">
          <text:p/>
        </draw:connector>
        <draw:connector draw:style-name="gr2" draw:text-style-name="P4" draw:layer="layout" draw:type="curve" svg:x1="23.134cm" svg:y1="24.135cm" svg:x2="23.135cm" svg:y2="17.135cm" draw:start-shape="id3" draw:start-glue-point="8" draw:end-shape="id6" draw:end-glue-point="6">
          <text:p/>
        </draw:connector>
        <draw:connector draw:style-name="gr2" draw:text-style-name="P4" draw:layer="layout" draw:type="curve" svg:x1="18.134cm" svg:y1="24.135cm" svg:x2="18.136cm" svg:y2="14.885cm" draw:start-shape="id3" draw:start-glue-point="13" draw:end-shape="id7" draw:end-glue-point="10">
          <text:p/>
        </draw:connector>
        <draw:connector draw:style-name="gr2" draw:text-style-name="P4" draw:layer="layout" draw:type="curve" svg:x1="5.887cm" svg:y1="24.135cm" svg:x2="5.885cm" svg:y2="14.885cm" draw:start-shape="id3" draw:start-glue-point="11" draw:end-shape="id8" draw:end-glue-point="4">
          <text:p/>
        </draw:connector>
        <draw:connector draw:style-name="gr2" draw:text-style-name="P4" draw:layer="layout" draw:type="curve" svg:x1="16.135cm" svg:y1="17.635cm" svg:x2="16.136cm" svg:y2="14.885cm" draw:start-shape="id5" draw:end-shape="id7" draw:end-glue-point="8">
          <text:p/>
        </draw:connector>
        <draw:connector draw:style-name="gr2" draw:text-style-name="P4" draw:layer="layout" draw:type="curve" svg:x1="14.886cm" svg:y1="17.635cm" svg:x2="14.885cm" svg:y2="12.635cm" draw:start-shape="id5" draw:start-glue-point="5" draw:end-shape="id2" draw:end-glue-point="2">
          <text:p/>
        </draw:connector>
        <draw:connector draw:style-name="gr2" draw:text-style-name="P4" draw:layer="layout" draw:type="curve" svg:x1="6.635cm" svg:y1="13.635cm" svg:x2="6.636cm" svg:y2="12.635cm" draw:start-shape="id8" draw:start-glue-point="0" draw:end-shape="id2" draw:end-glue-point="14">
          <text:p/>
        </draw:connector>
        <draw:connector draw:style-name="gr2" draw:text-style-name="P4" draw:layer="layout" draw:type="curve" draw:line-skew="-1cm" svg:x1="13.884cm" svg:y1="20.385cm" svg:x2="15.421cm" svg:y2="14.885cm" draw:start-shape="id4" draw:start-glue-point="7" draw:end-shape="id7" draw:end-glue-point="9">
          <text:p/>
        </draw:connector>
        <draw:connector draw:style-name="gr2" draw:text-style-name="P4" draw:layer="layout" draw:type="curve" svg:x1="19.134cm" svg:y1="13.635cm" svg:x2="19.133cm" svg:y2="12.635cm" draw:start-shape="id7" draw:start-glue-point="0" draw:end-shape="id2" draw:end-glue-point="12">
          <text:p/>
        </draw:connector>
        <draw:connector draw:style-name="gr2" draw:text-style-name="P4" draw:layer="layout" draw:type="curve" svg:x1="7.386cm" svg:y1="20.385cm" svg:x2="7.385cm" svg:y2="14.885cm" draw:start-shape="id4" draw:start-glue-point="4" draw:end-shape="id8" draw:end-glue-point="5">
          <text:p/>
        </draw:connector>
        <draw:connector draw:style-name="gr2" draw:text-style-name="P4" draw:layer="layout" draw:type="curve" svg:x1="22.385cm" svg:y1="15.885cm" svg:x2="22.384cm" svg:y2="14.885cm" draw:start-shape="id6" draw:start-glue-point="5" draw:end-shape="id7" draw:end-glue-point="4">
          <text:p/>
        </draw:connector>
        <draw:rect draw:style-name="gr3" draw:text-style-name="P3" draw:id="id2" draw:layer="layout" svg:width="19cm" svg:height="1.25cm" svg:x="5.385cm" svg:y="11.385cm">
          <draw:glue-point draw:id="4" svg:x="-1.842cm" svg:y="5cm"/>
          <draw:glue-point draw:id="5" svg:x="4.868cm" svg:y="5cm"/>
          <draw:glue-point draw:id="6" svg:x="4.473cm" svg:y="5cm"/>
          <draw:glue-point draw:id="7" svg:x="-1.315cm" svg:y="5.2cm"/>
          <draw:glue-point draw:id="8" svg:x="-2.5cm" svg:y="5cm"/>
          <draw:glue-point draw:id="9" svg:x="1.103cm" svg:y="5cm"/>
          <draw:glue-point draw:id="10" svg:x="-2.792cm" svg:y="-5cm"/>
          <draw:glue-point draw:id="11" svg:x="-0.921cm" svg:y="5cm"/>
          <draw:glue-point draw:id="12" svg:x="2.236cm" svg:y="5cm"/>
          <draw:glue-point draw:id="13" svg:x="-1.578cm" svg:y="5cm"/>
          <draw:glue-point draw:id="14" svg:x="-4.342cm" svg:y="5cm"/>
          <draw:glue-point draw:id="15" svg:x="-4.868cm" svg:y="5cm"/>
          <draw:glue-point draw:id="16" svg:x="2.792cm" svg:y="-5cm"/>
          <text:p text:style-name="P1"><text:span text:style-name="T1">messy_mecca_kpp</text:span></text:p>
        </draw:rect>
        <draw:connector draw:style-name="gr2" draw:text-style-name="P4" draw:layer="layout" draw:type="curve" svg:x1="13.135cm" svg:y1="20.385cm" svg:x2="13.136cm" svg:y2="12.635cm" draw:start-shape="id4" draw:start-glue-point="9" draw:end-shape="id2" draw:end-glue-point="11">
          <text:p/>
        </draw:connector>
        <draw:rect draw:style-name="gr1" draw:text-style-name="P3" draw:id="id10" draw:layer="layout" svg:width="2cm" svg:height="1.25cm" svg:x="18.385cm" svg:y="15.885cm">
          <draw:glue-point draw:id="4" svg:x="-2.5cm" svg:y="4.8cm"/>
          <draw:glue-point draw:id="5" svg:x="1.25cm" svg:y="4.88cm"/>
          <text:p text:style-name="P1"><text:span text:style-name="T1">Jacobian</text:span></text:p>
          <text:p text:style-name="P1"><text:span text:style-name="T2">(Jac_SP)</text:span></text:p>
        </draw:rect>
        <draw:rect draw:style-name="gr1" draw:text-style-name="P3" draw:id="id11" draw:layer="layout" svg:width="3cm" svg:height="1.25cm" svg:x="19.885cm" svg:y="18.135cm">
          <draw:glue-point draw:id="4" svg:x="-3.333cm" svg:y="5cm"/>
          <draw:glue-point draw:id="5" svg:x="3.333cm" svg:y="5cm"/>
          <text:p text:style-name="P1"><text:span text:style-name="T1">LinearAlgebra</text:span></text:p>
          <text:p text:style-name="P1"><text:span text:style-name="T2">(KppDecomp)</text:span></text:p>
        </draw:rect>
        <draw:rect draw:style-name="gr3" draw:text-style-name="P5" draw:id="id9" draw:layer="layout" svg:width="2.75cm" svg:height="2.75cm" svg:x="19.135cm" svg:y="20.385cm">
          <draw:glue-point draw:id="4" svg:x="3.181cm" svg:y="-5cm"/>
          <draw:glue-point draw:id="5" svg:x="-3.181cm" svg:y="-5cm"/>
          <text:p text:style-name="P2"><text:span text:style-name="T1">JacobianSP</text:span></text:p>
          <text:p text:style-name="P2"><text:span text:style-name="T2">(LU_IROW,</text:span></text:p>
          <text:p text:style-name="P2"><text:span text:style-name="T2"><text:s/></text:span><text:span text:style-name="T2">LU_ICOL, </text:span></text:p>
          <text:p text:style-name="P2"><text:span text:style-name="T2">LU_CROW,</text:span></text:p>
          <text:p text:style-name="P2"><text:span text:style-name="T2"><text:s/></text:span><text:span text:style-name="T2">LU_DIAG)</text:span></text:p>
        </draw:rect>
        <draw:connector draw:style-name="gr2" draw:text-style-name="P4" draw:layer="layout" draw:type="curve" svg:x1="19.636cm" svg:y1="20.385cm" svg:x2="19.635cm" svg:y2="17.12cm" draw:start-shape="id9" draw:start-glue-point="5" draw:end-shape="id10" draw:end-glue-point="5">
          <text:p/>
        </draw:connector>
        <draw:connector draw:style-name="gr2" draw:text-style-name="P4" draw:layer="layout" draw:type="curve" svg:x1="21.384cm" svg:y1="20.385cm" svg:x2="21.385cm" svg:y2="19.385cm" draw:start-shape="id9" draw:start-glue-point="4" draw:end-shape="id11" draw:end-glue-point="2">
          <text:p/>
        </draw:connector>
        <draw:connector draw:style-name="gr2" draw:text-style-name="P4" draw:layer="layout" draw:type="curve" svg:x1="18.884cm" svg:y1="24.135cm" svg:x2="18.885cm" svg:y2="17.11cm" draw:start-shape="id3" draw:start-glue-point="12" draw:end-shape="id10" draw:end-glue-point="4">
          <text:p/>
        </draw:connector>
        <draw:connector draw:style-name="gr2" draw:text-style-name="P4" draw:layer="layout" draw:type="curve" svg:x1="22.384cm" svg:y1="24.135cm" svg:x2="22.384cm" svg:y2="19.385cm" draw:start-shape="id3" draw:start-glue-point="5" draw:end-shape="id11" draw:end-glue-point="5">
          <text:p/>
        </draw:connector>
        <draw:connector draw:style-name="gr2" draw:text-style-name="P4" draw:layer="layout" draw:type="curve" svg:x1="21.385cm" svg:y1="18.135cm" svg:x2="21.384cm" svg:y2="14.885cm" draw:start-shape="id11" draw:start-glue-point="0" draw:end-shape="id7" draw:end-glue-point="6">
          <text:p/>
        </draw:connector>
        <draw:connector draw:style-name="gr2" draw:text-style-name="P4" draw:layer="layout" draw:type="curve" svg:x1="19.385cm" svg:y1="15.885cm" svg:x2="19.384cm" svg:y2="14.885cm" draw:start-shape="id10" draw:start-glue-point="0" draw:end-shape="id7" draw:end-glue-point="7">
          <text:p/>
        </draw:connector>
        <draw:rect draw:style-name="gr1" draw:text-style-name="P3" draw:id="id12" draw:layer="layout" svg:width="3.5cm" svg:height="1.25cm" svg:x="8.385cm" svg:y="13.635cm">
          <draw:glue-point draw:id="4" svg:x="-4.375cm" svg:y="5cm"/>
          <draw:glue-point draw:id="5" svg:x="2.857cm" svg:y="5cm"/>
          <draw:glue-point draw:id="6" svg:x="-2.857cm" svg:y="5cm"/>
          <draw:glue-point draw:id="7" svg:x="3.75cm" svg:y="-4.744cm"/>
          <text:p text:style-name="P1"><text:span text:style-name="T1">Util</text:span></text:p>
          <text:p text:style-name="P1"><text:span text:style-name="T2">(tag2num)</text:span></text:p>
        </draw:rect>
        <draw:connector draw:style-name="gr2" draw:text-style-name="P4" draw:layer="layout" draw:type="curve" svg:x1="11.135cm" svg:y1="15.885cm" svg:x2="11.134cm" svg:y2="14.885cm" draw:start-shape="id1" draw:start-glue-point="0" draw:end-shape="id12" draw:end-glue-point="5">
          <text:p/>
        </draw:connector>
        <draw:connector draw:style-name="gr4" draw:text-style-name="P4" draw:layer="layout" draw:type="curve" svg:x1="10.135cm" svg:y1="13.635cm" svg:x2="10.135cm" svg:y2="12.635cm" draw:start-shape="id12" draw:start-glue-point="0" draw:end-shape="id2" draw:end-glue-point="8">
          <text:p/>
        </draw:connector>
        <draw:connector draw:style-name="gr2" draw:text-style-name="P4" draw:layer="layout" draw:type="curve" svg:x1="9.135cm" svg:y1="20.385cm" svg:x2="9.136cm" svg:y2="14.885cm" draw:start-shape="id4" draw:start-glue-point="10" draw:end-shape="id12" draw:end-glue-point="6">
          <text:p/>
        </draw:connector>
        <draw:connector draw:style-name="gr2" draw:text-style-name="P4" draw:layer="layout" draw:type="curve" draw:line-skew="-0.875cm" svg:x1="6.387cm" svg:y1="24.135cm" svg:x2="8.604cm" svg:y2="14.885cm" draw:start-shape="id3" draw:start-glue-point="7" draw:end-shape="id12" draw:end-glue-point="4">
          <text:p/>
        </draw:connector>
        <draw:rect draw:style-name="gr1" draw:text-style-name="P7" draw:id="id13" draw:layer="layout" svg:width="19cm" svg:height="1.25cm" svg:x="5.385cm" svg:y="26.385cm">
          <draw:glue-point draw:id="4" svg:x="0cm" svg:y="-5cm"/>
          <text:p text:style-name="P6"><text:span text:style-name="T3">Precision</text:span></text:p>
          <text:p text:style-name="P6"><text:span text:style-name="T4">(dp)</text:span></text:p>
        </draw:rect>
        <draw:connector draw:style-name="gr2" draw:text-style-name="P4" draw:layer="layout" draw:type="curve" svg:x1="14.885cm" svg:y1="26.385cm" svg:x2="14.885cm" svg:y2="25.385cm" draw:start-shape="id13" draw:start-glue-point="4" draw:end-shape="id3" draw:end-glue-point="2">
          <text:p/>
        </draw:connector>
        <draw:rect draw:style-name="gr5" draw:text-style-name="P5" draw:layer="layout" svg:width="1.75cm" svg:height="1cm" draw:transform="rotate (1.5707963267946) translate (5.76cm 19.385cm)">
          <text:p text:style-name="P2"><text:span text:style-name="T1">SMCL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BMIL-SMIL" draw:style="linear" draw:start-color="#ffcc99" draw:end-color="#ffffcc" draw:start-intensity="100%" draw:end-intensity="100%" draw:angle="0" draw:border="0%"/>
    <draw:gradient draw:name="BML-BMIL" draw:style="linear" draw:start-color="#ff8080" draw:end-color="#ffcc99" draw:start-intensity="100%" draw:end-intensity="100%" draw:angle="0" draw:border="0%"/>
    <draw:marker draw:name="Arrow" svg:viewBox="0 0 20 30" svg:d="m10 0-10 30h20z"/>
    <draw:marker draw:name="Linienende_20_12" draw:display-name="Linienende 12" svg:viewBox="0 0 250 250" svg:d="m125 0 125 250h-250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9.693cm" fo:page-height="42.01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5-11-24T18:23:51</meta:creation-date>
    <dc:date>2008-07-10T13:36:32</dc:date>
    <meta:editing-cycles>75</meta:editing-cycles>
    <meta:editing-duration>PT6H45M50S</meta:editing-duration>
    <meta:user-defined meta:name="Info 1"/>
    <meta:user-defined meta:name="Info 2"/>
    <meta:user-defined meta:name="Info 3"/>
    <meta:user-defined meta:name="Info 4"/>
    <meta:document-statistic meta:object-count="41"/>
  </office:meta>
</office:document-meta>
</file>